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1499DB5EDE9F4551.png" manifest:media-type="image/png"/>
  <manifest:file-entry manifest:full-path="Pictures/10000000000001C2000000F72F71A39EBBE6E34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3bef7a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rsid="0043e711" officeooo:paragraph-rsid="0045fbec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none" fo:font-weight="normal" officeooo:rsid="0047e6df" officeooo:paragraph-rsid="0047e6df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itulo">
      <style:text-properties officeooo:paragraph-rsid="00395921"/>
    </style:style>
    <style:style style:name="P2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Notas_20_Informativas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6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45fbec" officeooo:paragraph-rsid="0045fbec" style:font-weight-asian="normal" style:font-weight-complex="normal"/>
    </style:style>
    <style:style style:name="P27" style:family="paragraph" style:parent-style-name="Heading_20_1">
      <style:text-properties officeooo:rsid="0014c507" officeooo:paragraph-rsid="0014c507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5fbec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13cf67" style:font-size-asian="12pt" style:font-size-complex="12pt"/>
    </style:style>
    <style:style style:name="T10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1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3fdb3c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456b5b" style:font-size-asian="24pt" style:font-weight-asian="bold" style:font-size-complex="24pt" style:font-weight-complex="bold"/>
    </style:style>
    <style:style style:name="T14" style:family="text">
      <style:text-properties officeooo:rsid="003bef7a"/>
    </style:style>
    <style:style style:name="T15" style:family="text">
      <style:text-properties officeooo:rsid="0045fbec"/>
    </style:style>
    <style:style style:name="T16" style:family="text">
      <style:text-properties officeooo:rsid="0048d81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14" text:name="NumeroTema"/>
        <text:user-field-decl office:value-type="string" office:string-value="Introducción a Vue 2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3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2F71A39EBBE6E34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9"><text:span text:style-name="T10">TEMA </text:span><text:span text:style-name="T12">1</text:span><text:span text:style-name="T13">4</text:span><text:span text:style-name="T10"> – </text:span><text:span text:style-name="T11">ACTIVIDAD 1 </text:span></text:p>
      <text:p text:style-name="P9"><text:span text:style-name="T11">(No evaluable)</text:span><text:span text:style-name="T10">.</text:span></text:p>
      <text:p text:style-name="P7"><text:user-field-get text:name="Tema">Introducción a Vue 2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7">Sergio García Barea</text:p>
      <text:p text:style-name="P16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9">201<text:span text:style-name="T14">8</text:span>/201<text:span text:style-name="T14">9</text:span></text:p>
      <text:p text:style-name="P18"><text:tab/><text:tab/><text:tab/><text:tab/><text:tab/><text:tab/><text:tab/><text:tab/><text:tab/><text:tab/>Versión:<text:date style:data-style-name="N104" text:date-value="2018-12-17T12:49:38.908031922">181217</text:date>.<text:time style:data-style-name="N105" text:time-value="2018-12-17T12:49:38.908307896">1248</text:time></text:p>
      <text:p text:style-name="P3"><text:soft-page-break/></text:p>
      <text:p text:style-name="P10">Licencia</text:p>
      <text:p text:style-name="Standard"/>
      <text:p text:style-name="P15"><draw:frame draw:style-name="fr3" draw:name="gráficos3" text:anchor-type="paragraph" svg:x="0.741cm" svg:y="0cm" svg:width="2cm" svg:height="0.7cm" draw:z-index="2"><draw:image xlink:href="Pictures/1000000000000076000000291499DB5EDE9F4551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4"/>
      <text:p text:style-name="Notas_20_Informativas"><text:span text:style-name="T3"> </text:span>Atención</text:p>
      <text:p text:style-name="P14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 Boletín de ejercicios<text:tab/>3</text:p>
        </text:index-body>
      </text:table-of-content>
      <text:p text:style-name="Standard"/>
      <text:p text:style-name="P24"/>
      <text:p text:style-name="Standard"/>
      <text:p text:style-name="Standard"/>
      <text:p text:style-name="P20">UD<text:user-field-get text:name="NumeroTema">14</text:user-field-get>. <text:user-field-get text:name="Tema">Introducción a Vue 2</text:user-field-get></text:p>
      <text:h text:style-name="P27" text:outline-level="1">Boletín de ejercicios </text:h>
      <text:p text:style-name="P22"><text:span text:style-name="T3"> </text:span>Estos ejercicios son avanzados y requieren investigación. Comparte en el foro tus dudas y tus avances.</text:p>
      <text:p text:style-name="P11"><text:span text:style-name="T4">1)</text:span> <text:span text:style-name="T15">Modifica el ejemplo de Vue 2 presentado en la URL</text:span></text:p>
      <text:p text:style-name="P11"><text:span text:style-name="T15"><text:s/></text:span><text:a xlink:type="simple" xlink:href="https://github.com/sergarb1/vuejs2/tree/master/lista-de-tareas" text:style-name="Internet_20_link" text:visited-style-name="Visited_20_Internet_20_Link"><text:span text:style-name="T15">https://github.com/sergarb1/vuejs2/tree/master/lista-de-tareas</text:span></text:a></text:p>
      <text:p text:style-name="P11"/>
      <text:p text:style-name="P12">Añade:</text:p>
      <text:list xml:id="list2800171508" text:style-name="L1">
        <text:list-item>
          <text:p text:style-name="P25">Un input de texto que indique la prioridad de cada tarea. Su valor inicial será 1. </text:p>
        </text:list-item>
        <text:list-item>
          <text:p text:style-name="P25">Un botón “Ordenar de menor a mayor prioridad” que ordene la lista de tareas de valor de prioridad más bajo a más alto. En caso de empate, ira primero aquella tarea con la fecha más antigua.</text:p>
        </text:list-item>
        <text:list-item>
          <text:p text:style-name="P25">Un botón “Ordenar de mayor a menor prioridad” que ordene la lista de tareas de valor de prioridad más alto a más bajo. En caso de empate, ira primero aquella tarea con la fecha más antigua.</text:p>
        </text:list-item>
        <text:list-item>
          <text:p text:style-name="P25">Un botón “Borrar todas las tareas” que borrará todas las tareas. Al borrarse, debe aparecer un mensaje diciendo “se han borrado todas las tareas” siguiendo el mismo estilo de mensaje y funcionamiento del mensaje que aparece al agregar una tarea.</text:p>
        </text:list-item>
      </text:list>
      <text:p text:style-name="P11"><text:span text:style-name="T5">2</text:span><text:span text:style-name="T4">)</text:span> <text:span text:style-name="T15">Modifica el ejemplo de Vue 2 presentado en la URL</text:span></text:p>
      <text:p text:style-name="P11"><text:span text:style-name="T15"><text:s/></text:span><text:a xlink:type="simple" xlink:href="https://github.com/sergarb1/vuejs2/tree/master/svuetify-discografias" text:style-name="Internet_20_link" text:visited-style-name="Visited_20_Internet_20_Link"><text:span text:style-name="T15">https://github.com/sergarb1/vuejs2/tree/master/svuetify-discografias</text:span></text:a></text:p>
      <text:p text:style-name="P12">Añade:</text:p>
      <text:list xml:id="list2850921569" text:style-name="L2">
        <text:list-item>
          <text:p text:style-name="P26">La posibilidad de añadir/eliminar discos a artistas ya creados.</text:p>
        </text:list-item>
      </text:list>
      <text:p text:style-name="P13"><text:span text:style-name="T4">3)</text:span> <text:span text:style-name="T16">Usando AJAX de jQuery + Vue 2 (o Axios + Vue 2) o m</text:span>odificando el ejemplo</text:p>
      <text:p text:style-name="P13"><text:a xlink:type="simple" xlink:href="https://github.com/sergarb1/vuejs2/tree/master/consumir-api-con-vuejs" text:style-name="Internet_20_link" text:visited-style-name="Visited_20_Internet_20_Link">https://github.com/sergarb1/vuejs2/tree/master/consumir-api-con-vuejs</text:a></text:p>
      <text:p text:style-name="P13">para que consuma la API de Valenbisi en formato JSON</text:p>
      <text:p text:style-name="P13"><text:a xlink:type="simple" xlink:href="https://www.valencia.es/ayuntamiento/datosabiertos.nsf/resultadoCapas/95D6756F6861F9FDC1257C70003E4FBD?OpenDocument&amp;lang=1&amp;nivel=2&amp;seccion=1&amp;bdorigen=&amp;idapoyo=22ADF97C1FD223B5C1257C55003BD01F" text:style-name="Internet_20_link" text:visited-style-name="Visited_20_Internet_20_Link">https://www.valencia.es/ayuntamiento/datosabiertos.nsf/resultadoCapas/95D6756F6861F9FDC1257C70003E4FBD?OpenDocument&amp;lang=1&amp;nivel=2&amp;seccion=1&amp;bdorigen=&amp;idapoyo=22ADF97C1FD223B5C1257C55003BD01F</text:a></text:p>
      <text:p text:style-name="P13">y muestre todas las estaciones con 0 huecos para aparcar lib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14" text:name="NumeroTema"/>
          <text:user-field-decl office:value-type="string" office:string-value="Introducción a Vue 2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</text:span><text:span text:style-name="MT1"><text:user-field-get text:name="NumeroTema">14</text:user-field-get></text:span><text:span text:style-name="MT1">. </text:span><text:span text:style-name="MT1"><text:user-field-get text:name="Tema">Introducción a Vue 2</text:user-field-get></text:span></text:p>
      </style:header>
      <style:footer>
        <text:user-field-decls>
          <text:user-field-decl office:value-type="string" office:string-value="1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2H30M43S</meta:editing-duration>
    <meta:editing-cycles>40</meta:editing-cycles>
    <meta:generator>LibreOffice/6.1.3.2$Linux_X86_64 LibreOffice_project/10$Build-2</meta:generator>
    <dc:title>Plantilla CEED</dc:title>
    <dc:date>2018-12-17T12:49:38.775200838</dc:date>
    <meta:document-statistic meta:table-count="0" meta:image-count="2" meta:object-count="0" meta:page-count="3" meta:paragraph-count="41" meta:word-count="352" meta:character-count="2428" meta:non-whitespace-character-count="2097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